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his is a test, yes it is, quite awesome in an OK way.....</text:p>
      <text:p text:style-name="Standard">asdasdasdasdlkjasdlkasjd aslkdjas dlaksjd asldkjas dlaskjd alsd.</text:p>
      <text:p text:style-name="Standard"/>
      <text:p text:style-name="Standard"><text:tab/>hmmm</text:p>
      <text:p text:style-name="Standard"/>
      <text:list xml:id="list41515358" text:style-name="L1">
        <text:list-item>
          <text:p text:style-name="P1">another</text:p>
        </text:list-item>
        <text:list-item>
          <text:p text:style-name="P1">awesome thing</text:p>
        </text:list-item>
        <text:list-item>
          <text:p text:style-name="P1">comes!</text:p>
        </text:list-item>
      </text:list>
      <text:p text:style-name="Standard"/>
      <text:list xml:id="list41518736" text:style-name="L2">
        <text:list-item>
          <text:p text:style-name="P2">Yeppers</text:p>
        </text:list-item>
        <text:list-item>
          <text:p text:style-name="P2">I wonder</text:p>
        </text:list-item>
        <text:list-item>
          <text:p text:style-name="P2">if we will catch th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Cacciatore</meta:initial-creator>
    <meta:creation-date>2010-10-18T21:25:15.52</meta:creation-date>
    <dc:date>2010-10-18T21:42:19.32</dc:date>
    <dc:creator>Chris Cacciatore</dc:creator>
    <meta:editing-duration>PT00H01M21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9" meta:word-count="38" meta:character-count="199"/>
  </office:meta>
</office:document-meta>
</file>